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style:text-position="0% 100%"/>
    </style:style>
    <style:style style:name="P3" style:family="paragraph" style:parent-style-name="Standard">
      <style:paragraph-properties fo:margin-left="1.27cm" fo:margin-right="0cm" fo:margin-top="0cm" fo:margin-bottom="0cm" loext:contextual-spacing="false" fo:text-indent="0cm" style:auto-text-indent="false"/>
    </style:style>
    <style:style style:name="P4" style:family="paragraph" style:parent-style-name="Standard" style:list-style-name="L22"/>
    <style:style style:name="P5" style:family="paragraph" style:parent-style-name="Standard">
      <style:paragraph-properties fo:margin-top="0cm" fo:margin-bottom="0cm" loext:contextual-spacing="false"/>
      <style:text-properties style:text-position="0% 100%"/>
    </style:style>
    <style:style style:name="P6" style:family="paragraph" style:parent-style-name="Standard" style:list-style-name="L6">
      <loext:graphic-properties draw:fill="none"/>
      <style:paragraph-properties fo:margin-top="0cm" fo:margin-bottom="0cm" loext:contextual-spacing="false" fo:background-color="transparent"/>
      <style:text-properties style:text-position="0% 100%"/>
    </style:style>
    <style:style style:name="P7" style:family="paragraph" style:parent-style-name="Standard" style:list-style-name="L8">
      <style:paragraph-properties fo:margin-top="0cm" fo:margin-bottom="0cm" loext:contextual-spacing="false"/>
      <style:text-properties style:text-position="0% 100%"/>
    </style:style>
    <style:style style:name="P8" style:family="paragraph" style:parent-style-name="Standard" style:list-style-name="L9">
      <style:paragraph-properties fo:margin-top="0cm" fo:margin-bottom="0cm" loext:contextual-spacing="false"/>
      <style:text-properties style:text-position="0% 100%"/>
    </style:style>
    <style:style style:name="P9" style:family="paragraph" style:parent-style-name="Standard" style:list-style-name="L10">
      <style:paragraph-properties fo:margin-top="0cm" fo:margin-bottom="0cm" loext:contextual-spacing="false"/>
      <style:text-properties style:text-position="0% 100%"/>
    </style:style>
    <style:style style:name="P10" style:family="paragraph" style:parent-style-name="Standard" style:list-style-name="L11">
      <style:paragraph-properties fo:margin-top="0cm" fo:margin-bottom="0cm" loext:contextual-spacing="false"/>
      <style:text-properties style:text-position="0% 100%"/>
    </style:style>
    <style:style style:name="P11" style:family="paragraph" style:parent-style-name="Standard" style:list-style-name="L12">
      <style:paragraph-properties fo:margin-top="0cm" fo:margin-bottom="0cm" loext:contextual-spacing="false"/>
      <style:text-properties style:text-position="0% 100%" officeooo:paragraph-rsid="00161c9d"/>
    </style:style>
    <style:style style:name="P12" style:family="paragraph" style:parent-style-name="Standard" style:list-style-name="L15">
      <style:paragraph-properties fo:margin-top="0cm" fo:margin-bottom="0cm" loext:contextual-spacing="false"/>
      <style:text-properties style:text-position="0% 100%"/>
    </style:style>
    <style:style style:name="P13" style:family="paragraph" style:parent-style-name="Standard" style:list-style-name="L16">
      <style:paragraph-properties fo:margin-top="0cm" fo:margin-bottom="0cm" loext:contextual-spacing="false"/>
      <style:text-properties style:text-position="0% 100%"/>
    </style:style>
    <style:style style:name="P14" style:family="paragraph" style:parent-style-name="Standard" style:list-style-name="L20">
      <style:paragraph-properties fo:margin-top="0cm" fo:margin-bottom="0cm" loext:contextual-spacing="false"/>
      <style:text-properties style:text-position="0% 100%"/>
    </style:style>
    <style:style style:name="P15" style:family="paragraph" style:parent-style-name="Standard" style:list-style-name="L21">
      <style:paragraph-properties fo:margin-top="0cm" fo:margin-bottom="0cm" loext:contextual-spacing="false"/>
      <style:text-properties style:text-position="0% 100%"/>
    </style:style>
    <style:style style:name="P16" style:family="paragraph" style:parent-style-name="Standard" style:list-style-name="L22">
      <style:paragraph-properties fo:margin-top="0cm" fo:margin-bottom="0cm" loext:contextual-spacing="false"/>
      <style:text-properties style:text-position="0% 100%"/>
    </style:style>
    <style:style style:name="P17" style:family="paragraph" style:parent-style-name="Standard" style:list-style-name="L6">
      <loext:graphic-properties draw:fill="none"/>
      <style:paragraph-properties fo:margin-top="0cm" fo:margin-bottom="0cm" loext:contextual-spacing="false" fo:background-color="transparent"/>
    </style:style>
    <style:style style:name="P18" style:family="paragraph" style:parent-style-name="Standard" style:list-style-name="L8">
      <style:paragraph-properties fo:margin-top="0cm" fo:margin-bottom="0cm" loext:contextual-spacing="false"/>
    </style:style>
    <style:style style:name="P19" style:family="paragraph" style:parent-style-name="Standard" style:list-style-name="L9">
      <style:paragraph-properties fo:margin-top="0cm" fo:margin-bottom="0cm" loext:contextual-spacing="false"/>
    </style:style>
    <style:style style:name="P20" style:family="paragraph" style:parent-style-name="Standard" style:list-style-name="L10">
      <style:paragraph-properties fo:margin-top="0cm" fo:margin-bottom="0cm" loext:contextual-spacing="false"/>
    </style:style>
    <style:style style:name="P21" style:family="paragraph" style:parent-style-name="Standard" style:list-style-name="L11">
      <style:paragraph-properties fo:margin-top="0cm" fo:margin-bottom="0cm" loext:contextual-spacing="false"/>
    </style:style>
    <style:style style:name="P22" style:family="paragraph" style:parent-style-name="Standard" style:list-style-name="L12">
      <style:paragraph-properties fo:margin-top="0cm" fo:margin-bottom="0cm" loext:contextual-spacing="false"/>
    </style:style>
    <style:style style:name="P23" style:family="paragraph" style:parent-style-name="Standard" style:list-style-name="L14">
      <style:paragraph-properties fo:margin-top="0cm" fo:margin-bottom="0cm" loext:contextual-spacing="false"/>
    </style:style>
    <style:style style:name="P24" style:family="paragraph" style:parent-style-name="Standard" style:list-style-name="L14">
      <style:paragraph-properties fo:margin-top="0cm" fo:margin-bottom="0cm" loext:contextual-spacing="false"/>
      <style:text-properties officeooo:paragraph-rsid="001560bd"/>
    </style:style>
    <style:style style:name="P25" style:family="paragraph" style:parent-style-name="Standard" style:list-style-name="L15">
      <style:paragraph-properties fo:margin-top="0cm" fo:margin-bottom="0cm" loext:contextual-spacing="false"/>
    </style:style>
    <style:style style:name="P26" style:family="paragraph" style:parent-style-name="Standard" style:list-style-name="L16">
      <style:paragraph-properties fo:margin-top="0cm" fo:margin-bottom="0cm" loext:contextual-spacing="false"/>
    </style:style>
    <style:style style:name="P27" style:family="paragraph" style:parent-style-name="Standard" style:list-style-name="L16">
      <style:paragraph-properties fo:margin-top="0cm" fo:margin-bottom="0cm" loext:contextual-spacing="false"/>
      <style:text-properties officeooo:paragraph-rsid="00265ac6"/>
    </style:style>
    <style:style style:name="P28" style:family="paragraph" style:parent-style-name="Standard" style:list-style-name="L19">
      <style:paragraph-properties fo:margin-top="0cm" fo:margin-bottom="0cm" loext:contextual-spacing="false"/>
      <style:text-properties officeooo:paragraph-rsid="001c1599"/>
    </style:style>
    <style:style style:name="P29" style:family="paragraph" style:parent-style-name="Standard" style:list-style-name="L20">
      <style:paragraph-properties fo:margin-top="0cm" fo:margin-bottom="0cm" loext:contextual-spacing="false"/>
    </style:style>
    <style:style style:name="P30" style:family="paragraph" style:parent-style-name="Standard" style:list-style-name="L22">
      <style:paragraph-properties fo:margin-top="0cm" fo:margin-bottom="0cm" loext:contextual-spacing="false"/>
    </style:style>
    <style:style style:name="P31" style:family="paragraph" style:parent-style-name="Standard" style:list-style-name="L6" style:master-page-name="">
      <loext:graphic-properties draw:fill="none"/>
      <style:paragraph-properties fo:margin-top="0cm" fo:margin-bottom="0cm" loext:contextual-spacing="false" style:page-number="auto" fo:background-color="transparent"/>
    </style:style>
    <style:style style:name="P32" style:family="paragraph" style:parent-style-name="Standard">
      <style:paragraph-properties fo:margin-left="1.27cm" fo:margin-right="0cm" fo:margin-top="0cm" fo:margin-bottom="0cm" loext:contextual-spacing="false" fo:text-indent="0cm" style:auto-text-indent="false"/>
    </style:style>
    <style:style style:name="P33" style:family="paragraph" style:parent-style-name="Standard">
      <style:paragraph-properties fo:margin-left="1.27cm" fo:margin-right="0cm" fo:margin-top="0cm" fo:margin-bottom="0cm" loext:contextual-spacing="false" fo:text-indent="0cm" style:auto-text-indent="false"/>
      <style:text-properties style:text-position="0% 100%"/>
    </style:style>
    <style:style style:name="P34" style:family="paragraph" style:parent-style-name="Standard">
      <style:paragraph-properties fo:margin-left="1.27cm" fo:margin-right="0cm" fo:margin-top="0cm" fo:margin-bottom="0cm" loext:contextual-spacing="false" fo:text-indent="0cm" style:auto-text-indent="false"/>
      <style:text-properties officeooo:paragraph-rsid="001c1599"/>
    </style:style>
    <style:style style:name="P35" style:family="paragraph" style:parent-style-name="Standard" style:list-style-name="WWNum7">
      <style:paragraph-properties fo:margin-left="2.54cm" fo:margin-right="0cm" fo:margin-top="0cm" fo:margin-bottom="0cm" loext:contextual-spacing="true" fo:text-indent="-0.635cm" style:auto-text-indent="false"/>
    </style:style>
    <style:style style:name="P36" style:family="paragraph" style:parent-style-name="Standard" style:list-style-name="WWNum1">
      <style:paragraph-properties fo:margin-left="2.54cm" fo:margin-right="0cm" fo:margin-top="0cm" fo:margin-bottom="0cm" loext:contextual-spacing="true" fo:text-indent="-0.635cm" style:auto-text-indent="false"/>
    </style:style>
    <style:style style:name="P37" style:family="paragraph" style:parent-style-name="Standard" style:list-style-name="WWNum6">
      <style:paragraph-properties fo:margin-left="2.54cm" fo:margin-right="0cm" fo:margin-top="0cm" fo:margin-bottom="0cm" loext:contextual-spacing="true" fo:text-indent="-0.635cm" style:auto-text-indent="false"/>
    </style:style>
    <style:style style:name="P38" style:family="paragraph" style:parent-style-name="Standard" style:list-style-name="WWNum3">
      <style:paragraph-properties fo:margin-left="2.54cm" fo:margin-right="0cm" fo:margin-top="0cm" fo:margin-bottom="0cm" loext:contextual-spacing="true" fo:text-indent="-0.635cm" style:auto-text-indent="false"/>
    </style:style>
    <style:style style:name="P39" style:family="paragraph" style:parent-style-name="Standard" style:list-style-name="L1">
      <style:paragraph-properties fo:margin-top="0cm" fo:margin-bottom="0cm" loext:contextual-spacing="true"/>
    </style:style>
    <style:style style:name="P40" style:family="paragraph" style:parent-style-name="Standard" style:list-style-name="L4">
      <style:paragraph-properties fo:margin-top="0cm" fo:margin-bottom="0cm" loext:contextual-spacing="true"/>
      <style:text-properties style:text-position="0% 100%"/>
    </style:style>
    <style:style style:name="P41" style:family="paragraph" style:parent-style-name="Standard" style:list-style-name="L4">
      <style:paragraph-properties fo:margin-top="0cm" fo:margin-bottom="0cm" loext:contextual-spacing="true"/>
    </style:style>
    <style:style style:name="P42" style:family="paragraph" style:parent-style-name="Standard" style:master-page-name="">
      <loext:graphic-properties draw:fill="none"/>
      <style:paragraph-properties fo:margin-left="2cm" fo:margin-right="0cm" fo:margin-top="0cm" fo:margin-bottom="0cm" loext:contextual-spacing="false" fo:text-indent="0cm" style:auto-text-indent="false" style:page-number="auto" fo:background-color="transparent"/>
      <style:text-properties style:text-position="0% 100%"/>
    </style:style>
    <style:style style:name="P43" style:family="paragraph" style:parent-style-name="Standard" style:list-style-name="L7">
      <loext:graphic-properties draw:fill="none"/>
      <style:paragraph-properties fo:margin-left="1.9cm" fo:margin-right="0cm" fo:margin-top="0cm" fo:margin-bottom="0cm" loext:contextual-spacing="false" fo:text-indent="0.101cm" style:auto-text-indent="false" fo:background-color="transparent"/>
    </style:style>
    <style:style style:name="P44" style:family="paragraph" style:parent-style-name="Heading_20_1" style:master-page-name="Standard">
      <style:paragraph-properties fo:margin-top="0.847cm" fo:margin-bottom="0.212cm" loext:contextual-spacing="false" style:page-number="1"/>
    </style:style>
    <style:style style:name="P45" style:family="paragraph" style:parent-style-name="Heading_20_2">
      <style:paragraph-properties fo:margin-top="0.635cm" fo:margin-bottom="0.141cm" loext:contextual-spacing="false"/>
      <style:text-properties style:text-position="0% 100%"/>
    </style:style>
    <style:style style:name="P46" style:family="paragraph" style:parent-style-name="Heading_20_3" style:list-style-name="L8"/>
    <style:style style:name="P47" style:family="paragraph" style:parent-style-name="Heading_20_3" style:list-style-name="L10"/>
    <style:style style:name="P48" style:family="paragraph" style:parent-style-name="Heading_20_3" style:list-style-name="L11"/>
    <style:style style:name="P49" style:family="paragraph" style:parent-style-name="Heading_20_3" style:list-style-name="L13">
      <style:text-properties officeooo:paragraph-rsid="001560bd"/>
    </style:style>
    <style:style style:name="P50" style:family="paragraph" style:parent-style-name="Heading_20_3" style:list-style-name="L12"/>
    <style:style style:name="P51" style:family="paragraph" style:parent-style-name="Heading_20_3" style:list-style-name="L15"/>
    <style:style style:name="P52" style:family="paragraph" style:parent-style-name="Heading_20_3" style:list-style-name="L16"/>
    <style:style style:name="P53" style:family="paragraph" style:parent-style-name="Heading_20_3" style:list-style-name="L20"/>
    <style:style style:name="P54" style:family="paragraph" style:parent-style-name="Heading_20_3" style:list-style-name="L21"/>
    <style:style style:name="P55" style:family="paragraph" style:parent-style-name="Heading_20_3" style:list-style-name="L22"/>
    <style:style style:name="P56" style:family="paragraph" style:parent-style-name="Heading_20_3" style:list-style-name="L22">
      <style:text-properties officeooo:rsid="0020154a" officeooo:paragraph-rsid="0020154a"/>
    </style:style>
    <style:style style:name="P57" style:family="paragraph" style:parent-style-name="Heading_20_3" style:list-style-name="WWNum5">
      <style:paragraph-properties fo:margin-left="1.27cm" fo:margin-right="0cm" fo:margin-top="0.494cm" fo:margin-bottom="0.141cm" loext:contextual-spacing="true" fo:text-indent="-0.635cm" style:auto-text-indent="false"/>
      <style:text-properties style:text-position="0% 100%"/>
    </style:style>
    <style:style style:name="P58" style:family="paragraph" style:parent-style-name="Heading_20_3" style:list-style-name="L1">
      <style:paragraph-properties fo:margin-top="0.494cm" fo:margin-bottom="0.141cm" loext:contextual-spacing="true"/>
    </style:style>
    <style:style style:name="P59" style:family="paragraph" style:parent-style-name="Heading_20_4" style:list-style-name="L6"/>
    <style:style style:name="P60" style:family="paragraph" style:parent-style-name="Heading_20_4" style:list-style-name="L7"/>
    <style:style style:name="P61" style:family="paragraph" style:parent-style-name="Heading_20_4" style:list-style-name="L1">
      <style:paragraph-properties fo:margin-top="0.423cm" fo:margin-bottom="0.071cm" loext:contextual-spacing="true"/>
    </style:style>
    <style:style style:name="T1" style:family="text">
      <style:text-properties style:text-position="0% 100%"/>
    </style:style>
    <style:style style:name="T2" style:family="text">
      <style:text-properties style:text-position="0% 100%" officeooo:rsid="0008a5f5"/>
    </style:style>
    <style:style style:name="T3" style:family="text">
      <style:text-properties style:text-position="0% 100%" officeooo:rsid="0009a09e"/>
    </style:style>
    <style:style style:name="T4" style:family="text">
      <style:text-properties style:text-position="0% 100%" officeooo:rsid="000cac78"/>
    </style:style>
    <style:style style:name="T5" style:family="text">
      <style:text-properties style:text-position="0% 100%" officeooo:rsid="001560bd"/>
    </style:style>
    <style:style style:name="T6" style:family="text">
      <style:text-properties style:text-position="0% 100%" officeooo:rsid="00197027"/>
    </style:style>
    <style:style style:name="T7" style:family="text">
      <style:text-properties style:text-position="0% 100%" officeooo:rsid="00256bb0"/>
    </style:style>
    <style:style style:name="T8" style:family="text">
      <style:text-properties fo:color="#1155cc" style:text-underline-style="solid" style:text-underline-width="auto" style:text-underline-color="font-color"/>
    </style:style>
    <style:style style:name="T9" style:family="text">
      <style:text-properties officeooo:rsid="0009a09e"/>
    </style:style>
    <style:style style:name="T10" style:family="text">
      <style:text-properties officeooo:rsid="00134f68"/>
    </style:style>
    <style:style style:name="T11" style:family="text">
      <style:text-properties officeooo:rsid="001f2ffd"/>
    </style:style>
    <style:style style:name="T12" style:family="text">
      <style:text-properties officeooo:rsid="0020154a"/>
    </style:style>
    <text:list-style style:name="L1">
      <text:list-level-style-number text:level="1" style:num-prefix=" "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6">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1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text:start-value="1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2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2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9">
      <text:list-level-style-number text:level="1"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0">
      <text:list-level-style-number text:level="1" text:style-name="Numbering_20_Symbols" style:num-suffix="." style:num-format="1" text:start-value="2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2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2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bookmark text:name="_1hpr1htsgsuu"/>Open Source Geospatial Foundation, UK Chapter Constitution</text:p>
      <text:p text:style-name="P2">adopted on the ...................................................................................... </text:p>
      <text:p text:style-name="P45"><text:bookmark text:name="_gdvm1gw87m7k"/>PART 1</text:p>
      <text:list xml:id="list6649911221898682049" text:style-name="WWNum5">
        <text:list-item>
          <text:p text:style-name="P57"><text:bookmark text:name="_ii0eiqw5pgh9"/>Adoption of the constitution</text:p>
        </text:list-item>
      </text:list>
      <text:p text:style-name="P33">The association and its property will be administered and managed in accordance with the provisions in Parts 1 and 2 of this constitution.</text:p>
      <text:list xml:id="list181447104472625" text:continue-numbering="true" text:style-name="WWNum5">
        <text:list-item>
          <text:p text:style-name="P57"><text:bookmark text:name="_ey5f6iiup8ev"/>Name</text:p>
        </text:list-item>
      </text:list>
      <text:p text:style-name="P33">The association’s name is</text:p>
      <text:p text:style-name="P3">Open Source Geospatial Foundation, UK Chapter (OSGeo:UK)</text:p>
      <text:p text:style-name="P33">(and in this document it is called the charity).</text:p>
      <text:list xml:id="list181445631031374" text:continue-numbering="true" text:style-name="WWNum5">
        <text:list-item>
          <text:p text:style-name="P57"><text:bookmark text:name="_l8hmuvyp6nyr"/>Objects</text:p>
        </text:list-item>
      </text:list>
      <text:p text:style-name="P33">The charity’s objects (‘the objects’) are</text:p>
      <text:p text:style-name="P3">The Chapter supports the aims of the global OSGeo Foundation (<text:a xlink:type="simple" xlink:href="http://www.osgeo.org/" text:style-name="Internet_20_link" text:visited-style-name="Visited_20_Internet_20_Link"><text:span text:style-name="T8">http://www.osgeo.org</text:span></text:a>)<text:line-break/>within the UK. It acts as a focal point for developers and users of open source<text:line-break/>geospatial software within the UK, for networking and advice, and to raise the profile<text:line-break/>of open source geospatial development within the UK. It promotes open source<text:line-break/>geospatial software as a viable choice for all types of user, thereby providing opportunities for access to software to those who would not otherwise able to use it.</text:p>
      <text:p text:style-name="P1"/>
      <text:p text:style-name="P3">Method of Operation:</text:p>
      <text:list xml:id="list8606064882074748471" text:style-name="WWNum7">
        <text:list-item>
          <text:p text:style-name="P35">Holds or financially supports events such as conferences or workshops</text:p>
        </text:list-item>
        <text:list-item>
          <text:p text:style-name="P35">Provides advocacy/advice/information</text:p>
        </text:list-item>
        <text:list-item>
          <text:p text:style-name="P35">Provides sponsorship for individuals attending events</text:p>
        </text:list-item>
        <text:list-item>
          <text:p text:style-name="P35">Supports open source software projects</text:p>
        </text:list-item>
      </text:list>
      <text:p text:style-name="P1"/>
      <text:p text:style-name="P3">What Services we provide:</text:p>
      <text:list xml:id="list4559938928737975821" text:style-name="WWNum1">
        <text:list-item>
          <text:p text:style-name="P36">Education/training</text:p>
        </text:list-item>
        <text:list-item>
          <text:p text:style-name="P36">Economic/community development</text:p>
        </text:list-item>
        <text:list-item>
          <text:p text:style-name="P36">Environment</text:p>
        </text:list-item>
      </text:list>
      <text:p text:style-name="P1"/>
      <text:p text:style-name="P3">We provide services to:</text:p>
      <text:list xml:id="list5061964867716898461" text:style-name="WWNum6">
        <text:list-item>
          <text:p text:style-name="P37">The general public</text:p>
        </text:list-item>
      </text:list>
      <text:p text:style-name="P1"/>
      <text:p text:style-name="P3">What the Chapter does</text:p>
      <text:p text:style-name="P3"><text:soft-page-break/>The promotion of knowledge about open source geospatial software, and for that purpose, inter alia, to: </text:p>
      <text:list xml:id="list1728826037411383216" text:style-name="WWNum3">
        <text:list-item>
          <text:p text:style-name="P38">facilitate the exchange of information and ideas on this subject amongst all interested parties</text:p>
        </text:list-item>
        <text:list-item>
          <text:p text:style-name="P38">hold or otherwise support meetings, conferences, training workshops and other events </text:p>
        </text:list-item>
        <text:list-item>
          <text:p text:style-name="P38">arrange and participate in national and international conferences</text:p>
        </text:list-item>
        <text:list-item>
          <text:p text:style-name="P38">support the improvement of open source geospatial software components</text:p>
        </text:list-item>
        <text:list-item>
          <text:p text:style-name="P38">provide financial support for open source geospatial software development</text:p>
        </text:list-item>
        <text:list-item>
          <text:p text:style-name="P38">provide financial support in the form of travel bursaries for people wishing to attend the global Open Source Geospatial Foundation’s annual conference</text:p>
        </text:list-item>
        <text:list-item>
          <text:p text:style-name="P38">Do other things to support the aims of the global Open Source Geospatial Foundation</text:p>
        </text:list-item>
        <text:list-item>
          <text:p text:style-name="P38">do all other things incidental to the society's objects, provided that no part of the property or funds of the society shall be applied other than for the objects above</text:p>
        </text:list-item>
      </text:list>
      <text:p text:style-name="P1"/>
      <text:p text:style-name="P33">[Nothing in this constitution shall authorise an application of the property of the charity for purposes which are not charitable in accordance with section 7 of the Charities and Trustee Investment (Scotland) Act 2005 and/or section 2 of the Charities Act (Northern Ireland) 2008.]</text:p>
      <text:list xml:id="list7353599045444573328" text:style-name="L1">
        <text:list-item>
          <text:p text:style-name="P58"><text:bookmark text:name="_r3wrz8utb719"/><text:span text:style-name="T1">Application of income and property</text:span></text:p>
          <text:list>
            <text:list-item>
              <text:p text:style-name="P39"><text:span text:style-name="T1">The income and property of the charity shall be applied solely</text:span> <text:span text:style-name="T1">towards the promotion of the objects.</text:span></text:p>
              <text:list>
                <text:list-item>
                  <text:p text:style-name="P39"><text:span text:style-name="T1">A charity trustee is entitled to be reimbursed from the indemnity insurance. It is included in the</text:span> <text:span text:style-name="T1">reasonable expenses properly incurred by him or her when acting on behalf of the charity. </text:span></text:p>
                </text:list-item>
                <text:list-item>
                  <text:p text:style-name="P39"><text:span text:style-name="T1">A charity trustee may benefit from trustee indemnity insurance cover purchased at the charity’s expense in accordance with, and subject to the conditions in, section 189 of the Charities Act 2011. </text:span></text:p>
                </text:list-item>
              </text:list>
            </text:list-item>
            <text:list-item>
              <text:p text:style-name="P39"><text:span text:style-name="T1">None of the income or property of the charity may be paid</text:span> <text:span text:style-name="T1">or transferred directly or indirectly by way of dividend bonus or otherwise by way of profit to any member of the charity. This does not prevent a member who is not also a trustee from receiving:</text:span></text:p>
              <text:list>
                <text:list-item>
                  <text:p text:style-name="P39"><text:span text:style-name="T1">a benefit from the charity in the capacity of a beneficiary</text:span> <text:span text:style-name="T1">of the charity;</text:span></text:p>
                </text:list-item>
                <text:list-item>
                  <text:p text:style-name="P39"><text:span text:style-name="T1">reasonable and proper remuneration for any goods or</text:span> <text:span text:style-name="T1">services supplied to the charity.</text:span></text:p>
                </text:list-item>
              </text:list>
            </text:list-item>
          </text:list>
        </text:list-item>
        <text:list-item>
          <text:p text:style-name="P58"><text:bookmark text:name="_tr6b2k1wfjul"/><text:span text:style-name="T1">Benefits and payments to charity trustees and connected persons</text:span></text:p>
          <text:list>
            <text:list-item>
              <text:p text:style-name="P61"><text:bookmark text:name="_yms8po68bwst"/><text:span text:style-name="T1">General provisions </text:span></text:p>
            </text:list-item>
          </text:list>
        </text:list-item>
      </text:list>
      <text:p text:style-name="P42">No charity trustee or connected person may:</text:p>
      <text:list xml:id="list8808263040103976933" text:style-name="L4">
        <text:list-item>
          <text:list>
            <text:list-item>
              <text:list>
                <text:list-item>
                  <text:p text:style-name="P41"><text:span text:style-name="T1">buy or receive any goods or services from the charity</text:span> <text:span text:style-name="T1">on terms preferential to those applicable to members of</text:span> <text:span text:style-name="T1">the public;</text:span></text:p>
                </text:list-item>
                <text:list-item>
                  <text:p text:style-name="P40">sell goods, services or any interest in land to the charity;</text:p>
                </text:list-item>
                <text:list-item>
                  <text:p text:style-name="P40"><text:soft-page-break/>be employed by, or receive any remuneration from, the charity; </text:p>
                </text:list-item>
                <text:list-item>
                  <text:p text:style-name="P40">receive any other financial benefit from the charity;</text:p>
                </text:list-item>
              </text:list>
            </text:list-item>
          </text:list>
        </text:list-item>
      </text:list>
      <text:p text:style-name="P3"><text:span text:style-name="T1">unless the payment is permitted by sub-clause (2) of this clause, </text:span>or <text:span text:style-name="T1">authorised by the court or the Charity Commission (‘the Commission’). In this clause, a ‘financial benefit’ means a benefit, direct or indirect,</text:span> <text:span text:style-name="T1">which is either money or has a monetary value.</text:span></text:p>
      <text:list xml:id="list5157561660436330503" text:style-name="L6">
        <text:list-item>
          <text:list>
            <text:list-item>
              <text:p text:style-name="P59">Scope and powers permitting trustees’ or connected persons’ benefits</text:p>
              <text:list>
                <text:list-item>
                  <text:p text:style-name="P31"><text:span text:style-name="T1">A charity trustee or connected person may receive a</text:span> <text:span text:style-name="T1">benefit from the charity in the capacity of a beneficiary of the charity provided that a majority of the trustees do not benefit in this way.</text:span></text:p>
                </text:list-item>
                <text:list-item>
                  <text:p text:style-name="P6">A charity trustee or connected person may enter into a contract for the supply of services, or of goods that are supplied in connection with the provision of services, to the charity where that is permitted in accordance with, and subject to the conditions in, section 185 of the Charities Act 2011.</text:p>
                </text:list-item>
                <text:list-item>
                  <text:p text:style-name="P17"><text:span text:style-name="T1">Subject to sub-clause (3) of this clause a charity trustee</text:span> <text:span text:style-name="T1">or connected person may provide the charity with goods that are not supplied in connection with services provided to the charity by the charity trustee or connected person.</text:span></text:p>
                </text:list-item>
                <text:list-item>
                  <text:p text:style-name="P17"><text:span text:style-name="T1"><text:s/>A charity trustee or connected person may receive interest</text:span> <text:span text:style-name="T1">on money lent to the charity at a reasonable and proper rate which must be not more than the Bank of England bank rate (also known as the base rate).</text:span></text:p>
                </text:list-item>
                <text:list-item>
                  <text:p text:style-name="P17"><text:span text:style-name="T1">A charity trustee or connected person may receive rent</text:span> <text:span text:style-name="T1">for premises let by the trustee or connected person to the charity. The amount of the rent and the other terms of the lease must be reasonable and proper. The charity trustee concerned must withdraw from any meeting at which such a proposal or the rent or other terms of the lease are under discussion.</text:span></text:p>
                </text:list-item>
              </text:list>
            </text:list-item>
          </text:list>
        </text:list-item>
      </text:list>
      <text:list xml:id="list3044876114516963506" text:style-name="L7">
        <text:list-item>
          <text:list>
            <text:list-item>
              <text:list>
                <text:list-header>
                  <text:p text:style-name="P43"><text:span text:style-name="T1">A charity trustee or connected person may take part in</text:span> <text:span text:style-name="T1">the normal trading and fundraising activities of the charity on the same terms as members of the public.</text:span></text:p>
                </text:list-header>
              </text:list>
            </text:list-item>
            <text:list-item>
              <text:p text:style-name="P60">Payment for supply of goods only - controls</text:p>
            </text:list-item>
          </text:list>
        </text:list-item>
      </text:list>
      <text:p text:style-name="P33">The charity and its charity trustees may only rely upon the authority provided by sub-clause 2(c) of this clause if each of the following conditions is satisfied:</text:p>
      <text:list xml:id="list4958455435854253255" text:style-name="L8">
        <text:list-item>
          <text:list>
            <text:list-item>
              <text:list>
                <text:list-item>
                  <text:p text:style-name="P18"><text:span text:style-name="T2">T</text:span><text:span text:style-name="T1">he amount or maximum amount of the payment for</text:span> <text:span text:style-name="T1">the goods is set out in an agreement in writing between the charity and the charity trustee or connected person supplying the goods (‘the supplier’) under which the supplier is to supply the goods in question to or on behalf of the charity.</text:span></text:p>
                </text:list-item>
                <text:list-item>
                  <text:p text:style-name="P7">The amount or maximum amount of the payment for the goods does not exceed what is reasonable in the circumstances for the supply of the goods in question.</text:p>
                </text:list-item>
                <text:list-item>
                  <text:p text:style-name="P18"><text:span text:style-name="T1">The other charity trustees are satisfied that it is in the</text:span> <text:span text:style-name="T1">best interests of the charity to contract with the supplier rather than with someone who is not a charity trustee or connected person. In reaching that decision the charity trustees must balance the advantage of contracting with a charity trustee or connected person against the disadvantages of doing so.</text:span></text:p>
                </text:list-item>
                <text:list-item>
                  <text:p text:style-name="P18"><text:span text:style-name="T2">T</text:span><text:span text:style-name="T1">he supplier is absent from the part of any meeting at</text:span> <text:span text:style-name="T1">which there is discussion of the proposal to enter into a contract or arrangement with him or her or it with regard to the supply of goods to the charity.</text:span></text:p>
                </text:list-item>
                <text:list-item>
                  <text:p text:style-name="P18"><text:soft-page-break/><text:span text:style-name="T1">The supplier does not vote on any such matter and is not</text:span> <text:span text:style-name="T1">to be counted when calculating whether a quorum of charity trustees is present at the meeting.</text:span></text:p>
                </text:list-item>
                <text:list-item>
                  <text:p text:style-name="P18"><text:span text:style-name="T1">The reason for their decision is recorded by the charity</text:span> <text:span text:style-name="T1">trustees in the minute book.</text:span></text:p>
                </text:list-item>
                <text:list-item>
                  <text:p text:style-name="P18"><text:span text:style-name="T1">(g) A majority of the charity trustees then in office are not</text:span> <text:span text:style-name="T1">in receipt of remuneration or payments authorised by clause 5.</text:span></text:p>
                </text:list-item>
              </text:list>
            </text:list-item>
            <text:list-item>
              <text:p text:style-name="P18"><text:span text:style-name="T1">In sub-clauses (2) and (3) of this clause:</text:span></text:p>
              <text:list>
                <text:list-item>
                  <text:p text:style-name="P7">‘the charity’ includes any company in which the charity:</text:p>
                  <text:list>
                    <text:list-item>
                      <text:p text:style-name="P7">holds more than 50% of the shares; or</text:p>
                    </text:list-item>
                    <text:list-item>
                      <text:p text:style-name="P18"><text:span text:style-name="T1">controls more than 50% of the voting rights</text:span> <text:span text:style-name="T1">attached to the shares; or</text:span></text:p>
                    </text:list-item>
                    <text:list-item>
                      <text:p text:style-name="P18"><text:span text:style-name="T1">has the right to appoint one or more trustees to the</text:span> <text:span text:style-name="T1">board of the company.</text:span></text:p>
                    </text:list-item>
                  </text:list>
                </text:list-item>
                <text:list-item>
                  <text:p text:style-name="P18"><text:span text:style-name="T1">‘connected person’ includes any person within the</text:span> <text:span text:style-name="T1">definition set out in clause 34 (Interpretation).</text:span></text:p>
                </text:list-item>
              </text:list>
            </text:list-item>
          </text:list>
        </text:list-item>
        <text:list-item>
          <text:p text:style-name="P46">Dissolution</text:p>
          <text:list>
            <text:list-item>
              <text:p text:style-name="P7"><text:span text:style-name="T9">I</text:span>f the members resolve to dissolve the charity the trustees will remain in office as charity trustees and be responsible for winding up the affairs of the charity in accordance with this clause.</text:p>
            </text:list-item>
            <text:list-item>
              <text:p text:style-name="P18"><text:span text:style-name="T1">The trustees must collect in all the assets of the charity and</text:span> <text:span text:style-name="T1">must pay or make provision for all the liabilities of the charity.</text:span></text:p>
            </text:list-item>
            <text:list-item>
              <text:p text:style-name="P7">The trustees must apply any remaining property or money:</text:p>
              <text:list>
                <text:list-item>
                  <text:p text:style-name="P7">directly for the objects;</text:p>
                </text:list-item>
                <text:list-item>
                  <text:p text:style-name="P18"><text:span text:style-name="T1">by transfer to any charity or charities for purposes the</text:span> <text:span text:style-name="T1">same as or similar to the charity;</text:span></text:p>
                </text:list-item>
                <text:list-item>
                  <text:p text:style-name="P18"><text:span text:style-name="T3">i</text:span><text:span text:style-name="T1">n such other manner as the Charity Commission for</text:span> <text:span text:style-name="T1">England and Wales (‘the Commission’) may approve in writing in advance.</text:span></text:p>
                </text:list-item>
              </text:list>
            </text:list-item>
            <text:list-item>
              <text:p text:style-name="P18"><text:span text:style-name="T1">The members may pass a resolution before or at the same time</text:span> <text:span text:style-name="T1">as the resolution to dissolve the charity specifying the manner in which the trustees are to apply the remaining property or assets of the charity and the trustees must comply with the resolution if it is consistent with paragraphs (a) - (c) inclusive in sub-clause (3) above.</text:span></text:p>
            </text:list-item>
            <text:list-item>
              <text:p text:style-name="P18"><text:span text:style-name="T3">I</text:span><text:span text:style-name="T1">n no circumstances shall the net assets of the charity be paid</text:span> <text:span text:style-name="T1">to or distributed among the members of the charity (except to a member that is itself a charity).</text:span></text:p>
            </text:list-item>
            <text:list-item>
              <text:p text:style-name="P18"><text:span text:style-name="T1">The trustees must notify the Commission promptly that the</text:span> <text:span text:style-name="T1">charity has been dissolved. If the trustees are obliged to send the charity’s accounts to the Commission for the accounting period which ended before its dissolution, they must send the Commission the charity’s final accounts.</text:span></text:p>
            </text:list-item>
          </text:list>
        </text:list-item>
        <text:list-item>
          <text:p text:style-name="P46">Amendment of constitution</text:p>
          <text:list>
            <text:list-item>
              <text:p text:style-name="P18"><text:span text:style-name="T1">The charity may amend any provision contained in Part 1 of this</text:span> <text:span text:style-name="T1">constitution provided that:</text:span></text:p>
              <text:list>
                <text:list-item>
                  <text:p text:style-name="P18"><text:span text:style-name="T1">no amendment may be made that would have the effect of making the charity cease to be a charity at</text:span> <text:span text:style-name="T1">law;</text:span></text:p>
                </text:list-item>
                <text:list-item>
                  <text:p text:style-name="P18"><text:soft-page-break/><text:span text:style-name="T1">no amendment may be made to alter the objects if the</text:span> <text:span text:style-name="T1">change would undermine or work against the previous objects of the charity;</text:span></text:p>
                </text:list-item>
                <text:list-item>
                  <text:p text:style-name="P7">no amendment may be made to clause 3 (Objects), 4 (Application of income and property), clause 5 (Benefits and payments to charity trustees and connected persons), clause 6 (Dissolution) or this clause without the prior consent in writing of the Commission;</text:p>
                </text:list-item>
                <text:list-item>
                  <text:p text:style-name="P18"><text:span text:style-name="T1">any resolution to amend a provision of Part 1 of this</text:span> <text:span text:style-name="T1">constitution is passed by not less than two thirds of the members present and voting at a general meeting.</text:span></text:p>
                </text:list-item>
              </text:list>
            </text:list-item>
            <text:list-item>
              <text:p text:style-name="P18"><text:span text:style-name="T1">Any provision contained in Part 2 of this constitution may be</text:span> <text:span text:style-name="T1">amended, provided that any such amendment is made by resolution passed by a simple majority of the members present and voting at a general meeting.</text:span></text:p>
            </text:list-item>
            <text:list-item>
              <text:p text:style-name="P18"><text:span text:style-name="T1">A copy of any resolution amending this constitution shall be sent</text:span> <text:span text:style-name="T1">to the Commission within twenty one days of it being passed.</text:span></text:p>
            </text:list-item>
          </text:list>
        </text:list-item>
      </text:list>
      <text:p text:style-name="Heading_20_2">Part 2</text:p>
      <text:p text:style-name="Heading_20_3">8. Membership </text:p>
      <text:list xml:id="list6936186662589990162" text:style-name="L9">
        <text:list-item>
          <text:list>
            <text:list-item>
              <text:p text:style-name="P19"><text:span text:style-name="T1">Membership is open to individuals over eighteen or</text:span> <text:span text:style-name="T1">organisations who are approved by the trustees. </text:span></text:p>
            </text:list-item>
            <text:list-item>
              <text:p text:style-name="P19"><text:span text:style-name="T1"/></text:p>
              <text:list>
                <text:list-item>
                  <text:p text:style-name="P19"><text:span text:style-name="T1">The trustees may only refuse an application </text:span>for <text:span text:style-name="T1">membership if, acting reasonably and properly, they consider it to be in the best interests of the charity to refuse the application. </text:span></text:p>
                </text:list-item>
                <text:list-item>
                  <text:p text:style-name="P19"><text:span text:style-name="T4">T</text:span><text:span text:style-name="T1">he trustees must inform the applicant in writing of</text:span> <text:span text:style-name="T1">the reasons for the refusal within twenty-one days of the decision.</text:span></text:p>
                </text:list-item>
                <text:list-item>
                  <text:p text:style-name="P19"><text:span text:style-name="T1">The trustees must consider any written representations</text:span> <text:span text:style-name="T1">the applicant may make about the decision. The trustees’ decision following any written representations must</text:span> be <text:span text:style-name="T1">notified to the applicant in writing but shall be final. </text:span></text:p>
                </text:list-item>
              </text:list>
            </text:list-item>
            <text:list-item>
              <text:p text:style-name="P8">Membership is not transferable to anyone else.</text:p>
            </text:list-item>
            <text:list-item>
              <text:p text:style-name="P8">The trustees must keep a register of names and addresses of the members which must be made available to any member upon request.</text:p>
            </text:list-item>
          </text:list>
        </text:list-item>
      </text:list>
      <text:p text:style-name="Heading_20_3">9. Termination of membership</text:p>
      <text:p text:style-name="P33">Membership is terminated if:</text:p>
      <text:list xml:id="list7926363625915737487" text:style-name="L10">
        <text:list-item>
          <text:list>
            <text:list-item>
              <text:p text:style-name="P9">the member dies or, if it is an organisation, ceases to exist;</text:p>
            </text:list-item>
            <text:list-item>
              <text:p text:style-name="P20"><text:span text:style-name="T1">the member resigns by written notice to the charity unless, after the resignation, there would be less</text:span> <text:span text:style-name="T1">than two members;</text:span></text:p>
            </text:list-item>
            <text:list-item>
              <text:p text:style-name="P9">any sum due from the member to the charity is not paid in full within six months of it falling due;</text:p>
            </text:list-item>
            <text:list-item>
              <text:p text:style-name="P9">the member is removed from membership by a resolution of the trustees that it is in the best interests of the charity that his or her membership is terminated. A resolution to remove a member from membership may only be passed if: </text:p>
              <text:list>
                <text:list-item>
                  <text:p text:style-name="P9"><text:soft-page-break/>the member has been given at least twenty one days’notice in writing of the meeting of the trustees at which the resolution will be proposed and the reasons why it is to be proposed;</text:p>
                </text:list-item>
                <text:list-item>
                  <text:p text:style-name="P20"><text:span text:style-name="T4">t</text:span><text:span text:style-name="T1">he member or, at the option of the member, the</text:span> <text:span text:style-name="T1">member’s representative (who need not be a member of the charity) has been allowed to make representations to the meeting.</text:span></text:p>
                </text:list-item>
              </text:list>
            </text:list-item>
          </text:list>
        </text:list-item>
      </text:list>
      <text:p text:style-name="P2"/>
      <text:list xml:id="list181445563382861" text:continue-numbering="true" text:style-name="L10">
        <text:list-item>
          <text:p text:style-name="P47">General meetings</text:p>
          <text:list>
            <text:list-item>
              <text:p text:style-name="P20"><text:span text:style-name="T1">The charity must hold a general meeting within twelve months</text:span> <text:span text:style-name="T1">of the date of the adoption of this constitution.</text:span></text:p>
            </text:list-item>
            <text:list-item>
              <text:p text:style-name="P20"><text:span text:style-name="T1">An annual general meeting must be held in each subsequent</text:span> <text:span text:style-name="T1">year and not more than fifteen months may elapse between successive annual general meetings.</text:span></text:p>
            </text:list-item>
            <text:list-item>
              <text:p text:style-name="P20"><text:span text:style-name="T1">All general meetings other than annual general meetings shall</text:span> <text:span text:style-name="T1">be called special general meetings.</text:span></text:p>
            </text:list-item>
            <text:list-item>
              <text:p text:style-name="P9">The trustees may call a special general meeting at any time.</text:p>
            </text:list-item>
            <text:list-item>
              <text:p text:style-name="P20"><text:span text:style-name="T1">The trustees must call a special general meeting if requested</text:span> <text:span text:style-name="T1">to do so in writing by at least ten members or one tenth of the membership, which ever is the greater. The request must state the nature of the business that is to be discussed. If the trustees fail to hold the meeting within twenty-eight days of the request, the members may proceed to call a special general meeting but in doing so they must comply with the provisions of this constitution.</text:span></text:p>
            </text:list-item>
          </text:list>
        </text:list-item>
        <text:list-item>
          <text:p text:style-name="P47">Notice</text:p>
          <text:list>
            <text:list-item>
              <text:p text:style-name="P20"><text:span text:style-name="T1">The minimum period of notice required to hold any general</text:span> <text:span text:style-name="T1">meeting of the charity is fourteen clear days from the date on which the notice is deemed to have been given.</text:span></text:p>
            </text:list-item>
            <text:list-item>
              <text:p text:style-name="P20"><text:span text:style-name="T1">A general meeting may be called by shorter notice, if it is so</text:span> <text:span text:style-name="T1">agreed by all the members entitled to attend and vote.</text:span></text:p>
            </text:list-item>
            <text:list-item>
              <text:p text:style-name="P20"><text:span text:style-name="T1">The notice must specify the date, time and place of the meeting</text:span> <text:span text:style-name="T1">and the general nature of the business to be transacted. If the meeting is to be an annual general meeting, the notice must say so.</text:span></text:p>
            </text:list-item>
            <text:list-item>
              <text:p text:style-name="P20"><text:span text:style-name="T1">The notice must be given to all the members and to</text:span> <text:span text:style-name="T1">the trustees.</text:span></text:p>
            </text:list-item>
          </text:list>
        </text:list-item>
        <text:list-item>
          <text:p text:style-name="P47">Quorum</text:p>
        </text:list-item>
      </text:list>
      <text:list xml:id="list5375918293940062851" text:style-name="L11">
        <text:list-item>
          <text:list>
            <text:list-item>
              <text:p text:style-name="P10">No business shall be transacted at any general meeting unless a quorum is present.</text:p>
            </text:list-item>
            <text:list-item>
              <text:p text:style-name="P10">A quorum is:</text:p>
              <text:list>
                <text:list-item>
                  <text:p text:style-name="P21"><text:span text:style-name="T1"><text:s/>[ ] members entitled to vote upon the business to be</text:span> <text:span text:style-name="T1">conducted at the meeting; or</text:span></text:p>
                </text:list-item>
                <text:list-item>
                  <text:p text:style-name="P21"><text:span text:style-name="T1">one tenth of the total membership at the time,</text:span> <text:span text:style-name="T1">whichever is the greater.</text:span></text:p>
                </text:list-item>
              </text:list>
            </text:list-item>
            <text:list-item>
              <text:p text:style-name="P21"><text:span text:style-name="T1">The authorised representative of a member organisation shall</text:span> <text:span text:style-name="T1">be counted in the quorum.</text:span></text:p>
            </text:list-item>
            <text:list-item>
              <text:p text:style-name="P10">If:</text:p>
              <text:list>
                <text:list-item>
                  <text:p text:style-name="P21"><text:soft-page-break/><text:span text:style-name="T1">a quorum is not present within half an hour from the time</text:span> <text:span text:style-name="T1">appointed for the meeting; or</text:span></text:p>
                </text:list-item>
                <text:list-item>
                  <text:p text:style-name="P21"><text:span text:style-name="T1">during a meeting a quorum ceases to be present,</text:span> <text:span text:style-name="T1">the meeting shall be adjourned to such time and place as the trustees shall determine.</text:span></text:p>
                </text:list-item>
              </text:list>
            </text:list-item>
            <text:list-item>
              <text:p text:style-name="P21"><text:span text:style-name="T1">The trustees must re-convene the meeting and must give at</text:span> <text:span text:style-name="T1">least seven clear days’ notice of the re-convened meeting stating the date time and place of the meeting.</text:span></text:p>
            </text:list-item>
            <text:list-item>
              <text:p text:style-name="P21"><text:span text:style-name="T1">If no quorum is present at the re-convened meeting within</text:span> <text:span text:style-name="T1">fifteen minutes of the time specified for the start of the meeting the members present at that time shall constitute the quorum for that meeting. </text:span></text:p>
            </text:list-item>
          </text:list>
        </text:list-item>
        <text:list-item>
          <text:p text:style-name="P48">Chair</text:p>
          <text:list>
            <text:list-item>
              <text:p text:style-name="P21"><text:span text:style-name="T1">General meetings shall be chaired by the person who has been</text:span> <text:span text:style-name="T1">elected as Chair.</text:span></text:p>
            </text:list-item>
            <text:list-item>
              <text:p text:style-name="P21"><text:span text:style-name="T1">If there is no such person or he or she is not present within</text:span> <text:span text:style-name="T1">fifteen minutes of the time appointed for the meeting a trustee nominated by the trustees shall chair the meeting.</text:span></text:p>
            </text:list-item>
            <text:list-item>
              <text:p text:style-name="P21"><text:span text:style-name="T1">If there is only one trustee present and willing to act, he or she</text:span> <text:span text:style-name="T1">shall chair the meeting.</text:span></text:p>
            </text:list-item>
            <text:list-item>
              <text:p text:style-name="P21"><text:span text:style-name="T1">If no trustee is present and willing to chair the meeting within</text:span> <text:span text:style-name="T1">fifteen minutes after the time appointed for holding it, the members present and entitled to vote must choose one of their number to chair the meeting.</text:span></text:p>
            </text:list-item>
          </text:list>
        </text:list-item>
        <text:list-item>
          <text:p text:style-name="P48">Adjournments</text:p>
          <text:list>
            <text:list-item>
              <text:p text:style-name="P21"><text:span text:style-name="T1">The members present at a meeting may resolve that the</text:span> <text:span text:style-name="T1">meeting shall be adjourned. </text:span></text:p>
            </text:list-item>
            <text:list-item>
              <text:p text:style-name="P21"><text:span text:style-name="T1">The person who is chairing the meeting must decide the date</text:span> <text:span text:style-name="T1">time and place at which meeting is to be re-convened unless those details are specified in the resolution.</text:span></text:p>
            </text:list-item>
            <text:list-item>
              <text:p text:style-name="P21"><text:span text:style-name="T1">No business shall be conducted at an adjourned meeting unless</text:span> <text:span text:style-name="T1">it could properly have been conducted at the meeting had the adjournment not taken place.</text:span></text:p>
            </text:list-item>
            <text:list-item>
              <text:p text:style-name="P10">If a meeting is adjourned by a resolution of the members for more than seven days, at least seven clear days’ notice shall be given of the re-convened meeting stating the date time and place of the meeting.</text:p>
            </text:list-item>
          </text:list>
        </text:list-item>
        <text:list-item>
          <text:p text:style-name="P48">Votes</text:p>
          <text:list>
            <text:list-item>
              <text:p text:style-name="P21"><text:span text:style-name="T1">Each member shall have one vote but if there is an equality</text:span> <text:span text:style-name="T1">of votes the person who is chairing the meeting shall have a casting vote in addition to any other vote he or she may have.</text:span></text:p>
            </text:list-item>
            <text:list-item>
              <text:p text:style-name="P21"><text:span text:style-name="T1">A resolution in writing signed by each member (or in the</text:span> <text:span text:style-name="T1">case of a member that is an organisation, by its authorised representative) who would have been entitled to vote upon it had it been proposed at a general meeting shall be effective. It may comprise several copies each signed by or on behalf of one or more members.</text:span></text:p>
            </text:list-item>
          </text:list>
        </text:list-item>
        <text:list-item>
          <text:p text:style-name="P48"><text:soft-page-break/>Representatives of other bodies</text:p>
          <text:list>
            <text:list-item>
              <text:p text:style-name="P21"><text:span text:style-name="T1">Any organisation that is a member of the charity may</text:span> <text:span text:style-name="T1">nominate any person to act as its representative at any meeting of the charity.</text:span></text:p>
            </text:list-item>
            <text:list-item>
              <text:p text:style-name="P21"><text:span text:style-name="T1">The organisation must give written notice to the charity of the</text:span> <text:span text:style-name="T1">name of its representative. The nominee shall not be entitled to represent the organisation at any meeting unless the notice has been received by the charity. The nominee may continue to represent the organisation until written notice to the contrary is received by the charity.</text:span></text:p>
            </text:list-item>
            <text:list-item>
              <text:p text:style-name="P21"><text:span text:style-name="T1">Any notice given to the charity will be conclusive evidence that</text:span> <text:span text:style-name="T1">the nominee is entitled to represent the organisation or that his or her authority has been revoked. The charity shall not be required to consider whether the nominee has been properly appointed by the organisation.</text:span></text:p>
            </text:list-item>
          </text:list>
        </text:list-item>
        <text:list-item>
          <text:p text:style-name="P48">Officers and trustees</text:p>
          <text:list>
            <text:list-item>
              <text:p text:style-name="P21"><text:span text:style-name="T1">The charity and its property shall be managed and administered</text:span> <text:span text:style-name="T1">by a committee comprising the officers and other members elected in accordance with this constitution. The officers and other members of the committee shall be the trustees of the Charity and in this constitution are together called ‘the trustees’.</text:span></text:p>
            </text:list-item>
            <text:list-item>
              <text:p text:style-name="P10">The charity shall have the following officers:</text:p>
              <text:list>
                <text:list-item>
                  <text:p text:style-name="P10">A chair,</text:p>
                </text:list-item>
                <text:list-item>
                  <text:p text:style-name="P10">A secretary,</text:p>
                </text:list-item>
                <text:list-item>
                  <text:p text:style-name="P10">A treasurer.</text:p>
                </text:list-item>
              </text:list>
            </text:list-item>
            <text:list-item>
              <text:p text:style-name="P10">A trustee must be a member of the charity or the nominated representative of an organisation that is a member of the charity.</text:p>
            </text:list-item>
            <text:list-item>
              <text:p text:style-name="P10">No one may be appointed a trustee if he or she would be disqualified from acting under the provisions of clause 20.</text:p>
            </text:list-item>
            <text:list-item>
              <text:p text:style-name="P10">The number of trustees shall be not less than three but (unless otherwise determined by a resolution of the charity in general meeting) shall not be subject to any maximum.</text:p>
            </text:list-item>
            <text:list-item>
              <text:p text:style-name="P10">The first trustees (including officers) shall be those persons <text:span text:style-name="T10">e</text:span>lected as trustees and officers at the meeting at which this constitution is adopted.</text:p>
            </text:list-item>
            <text:list-item>
              <text:p text:style-name="P10">A trustee may not appoint anyone to act on his or her behalf at meetings of the trustees.</text:p>
            </text:list-item>
          </text:list>
        </text:list-item>
        <text:list-item>
          <text:p text:style-name="P48">Appointment of trustees</text:p>
          <text:list>
            <text:list-item>
              <text:p text:style-name="P21"><text:span text:style-name="T1">The charity in general meeting shall elect the officers and the</text:span> <text:span text:style-name="T1">other trustees.</text:span></text:p>
            </text:list-item>
            <text:list-item>
              <text:p text:style-name="P21"><text:span text:style-name="T1">The trustees may appoint any person who is willing to act as a trustee. Subject to sub-clause 5(b) of</text:span> <text:span text:style-name="T1">this clause, they may also appoint trustees to act as officers.</text:span></text:p>
            </text:list-item>
            <text:list-item>
              <text:p text:style-name="P21"><text:span text:style-name="T1">Each of the trustees shall retire with effect from the conclusion</text:span> <text:span text:style-name="T1">of the annual general meeting next after his or her appointment but shall be eligible for re-election at that annual general meeting.</text:span></text:p>
            </text:list-item>
            <text:list-item>
              <text:p text:style-name="P21"><text:span text:style-name="T1">No-one may be elected a trustee or an officer at any annual</text:span> <text:span text:style-name="T1">general meeting unless prior to the meeting the charity is given a notice that:</text:span></text:p>
              <text:list>
                <text:list-item>
                  <text:p text:style-name="P10"><text:soft-page-break/>is signed by a member entitled to vote at the meeting;</text:p>
                </text:list-item>
                <text:list-item>
                  <text:p text:style-name="P21"><text:span text:style-name="T1">states the member’s intention to propose the</text:span> <text:span text:style-name="T1">appointment of a person as a trustee or as an officer;</text:span></text:p>
                </text:list-item>
                <text:list-item>
                  <text:p text:style-name="P21"><text:span text:style-name="T1">is signed by the person who is to be proposed to show his</text:span> <text:span text:style-name="T1">or her willingness to be appointed.</text:span></text:p>
                </text:list-item>
              </text:list>
            </text:list-item>
            <text:list-item>
              <text:p text:style-name="P10"/>
              <text:list>
                <text:list-item>
                  <text:p text:style-name="P10">The appointment of a trustee, whether by the charity in general meeting or by the other trustees, must not cause the number of trustees to exceed any number fixed in accordance with this constitution as the maximum number of trustees.</text:p>
                </text:list-item>
                <text:list-item>
                  <text:p text:style-name="P21"><text:span text:style-name="T1">The trustees may not appoint a person to be an officer if</text:span> <text:span text:style-name="T1">a person has already been elected or appointed to that office and has not vacated the office.</text:span></text:p>
                </text:list-item>
              </text:list>
            </text:list-item>
          </text:list>
        </text:list-item>
      </text:list>
      <text:list xml:id="list6161655181948378061" text:style-name="L13">
        <text:list-item>
          <text:p text:style-name="P49">Powers of trustees</text:p>
        </text:list-item>
      </text:list>
      <text:list xml:id="list5026531544127034676" text:style-name="L14">
        <text:list-item>
          <text:list>
            <text:list-item>
              <text:p text:style-name="P24"><text:span text:style-name="T1">The trustees must manage the business of the charity and have the following powers in order to</text:span> <text:span text:style-name="T1">further the objects (but not for any other purpose):</text:span></text:p>
              <text:list>
                <text:list-item>
                  <text:p text:style-name="P23"><text:span text:style-name="T1">to raise funds. In doing so, the trustees must not</text:span> <text:span text:style-name="T1">undertake any taxable permanent trading activity and must comply with any relevant statutory regulations;</text:span></text:p>
                </text:list-item>
                <text:list-item>
                  <text:p text:style-name="P23"><text:span text:style-name="T1">to buy, take on lease or in exchange, hire or otherwise</text:span> <text:span text:style-name="T1">acquire any property and to maintain and equip it for use;</text:span></text:p>
                </text:list-item>
                <text:list-item>
                  <text:p text:style-name="P23"><text:span text:style-name="T5">t</text:span><text:span text:style-name="T1">o sell, lease or otherwise dispose of all or any part of the</text:span> <text:span text:style-name="T1">property belonging to the charity. In exercising this power, the trustees must comply as appropriate with sections 117 - 122 of the Charities Act 2011;</text:span></text:p>
                </text:list-item>
                <text:list-item>
                  <text:p text:style-name="P23"><text:span text:style-name="T1">to borrow money and to charge the whole or any part of the property belonging to the charity as</text:span> <text:span text:style-name="T1">security for repayment of the money borrowed. The trustees must comply as appropriate with sections 124 - 126 of the Charities Act 2011, if they intend to mortgage land;</text:span></text:p>
                </text:list-item>
                <text:list-item>
                  <text:p text:style-name="P23"><text:span text:style-name="T1">to co-operate with other charities, voluntary bodies and</text:span> <text:span text:style-name="T1">statutory authorities and to exchange information and advice with them;</text:span></text:p>
                </text:list-item>
                <text:list-item>
                  <text:p text:style-name="P23"><text:span text:style-name="T1">to establish or support any charitable trusts, associations</text:span> <text:span text:style-name="T1">or institutions formed for any of the charitable purposes included in the objects;</text:span></text:p>
                </text:list-item>
                <text:list-item>
                  <text:p text:style-name="P23"><text:span text:style-name="T1">to acquire, merge with or enter into any partnership or</text:span> <text:span text:style-name="T1">joint venture arrangement with any other charity formed for any of the objects;</text:span></text:p>
                </text:list-item>
                <text:list-item>
                  <text:p text:style-name="P23"><text:span text:style-name="T5">t</text:span><text:span text:style-name="T1">o set aside income as a reserve against future</text:span> <text:span text:style-name="T1">expenditure but only in accordance with a written policy about reserves;</text:span></text:p>
                </text:list-item>
                <text:list-item>
                  <text:p text:style-name="P23"><text:span text:style-name="T1">to obtain and pay for such goods and services as are</text:span> <text:span text:style-name="T1">necessary for carrying out the work of the charity;</text:span></text:p>
                </text:list-item>
                <text:list-item>
                  <text:p text:style-name="P23"><text:span text:style-name="T1">to open and operate such bank and other accounts as the</text:span> <text:span text:style-name="T1">trustees consider necessary and to invest funds and to delegate the management of funds in the same manner and subject to the same conditions as the trustees of a trust are permitted to do by the Trustee Act 2000;</text:span></text:p>
                </text:list-item>
                <text:list-item>
                  <text:p text:style-name="P23"><text:span text:style-name="T5">t</text:span><text:span text:style-name="T1">o do all such other lawful things as are necessary for the</text:span> <text:span text:style-name="T1">achievement of the objects.</text:span></text:p>
                </text:list-item>
              </text:list>
            </text:list-item>
          </text:list>
        </text:list-item>
      </text:list>
      <text:list xml:id="list4627180311926277925" text:style-name="L12">
        <text:list-item>
          <text:list>
            <text:list-item>
              <text:p text:style-name="P22"><text:soft-page-break/><text:span text:style-name="T1">No alteration of this constitution or any special resolution</text:span> <text:span text:style-name="T1">shall have retrospective effect to invalidate any prior act of the trustees.</text:span></text:p>
            </text:list-item>
            <text:list-item>
              <text:p text:style-name="P11">Any meeting of trustees at which a quorum is present at the time the relevant decision is made may exercise all the powers exercisable by the trustees. </text:p>
            </text:list-item>
          </text:list>
        </text:list-item>
        <text:list-item>
          <text:p text:style-name="P50">Disqualification and removal of trustees </text:p>
        </text:list-item>
      </text:list>
      <text:p text:style-name="P33">A trustee shall cease to hold office if he or she:</text:p>
      <text:list xml:id="list6639589905882763032" text:style-name="L15">
        <text:list-item>
          <text:list>
            <text:list-item>
              <text:p text:style-name="P12">is disqualified from acting as a trustee by virtue of sections 178 with the operation of the charity such</text:p>
            </text:list-item>
            <text:list-item>
              <text:p text:style-name="P12">ceases to be a member of the charity; </text:p>
            </text:list-item>
            <text:list-item>
              <text:p text:style-name="P25"><text:span text:style-name="T1">in the written opinion, given to the charity, </text:span>of a <text:span text:style-name="T1">medical practitioner treating that person, has become physically or mentally incapable of acting as a trustee and may remain so for more than three months; </text:span></text:p>
            </text:list-item>
            <text:list-item>
              <text:p text:style-name="P25"><text:span text:style-name="T6">r</text:span><text:span text:style-name="T1">esigns as a trustee by notice to the charity (but only if at least</text:span> <text:span text:style-name="T1">two trustees will remain in office when the notice of resignation is to take effect); or </text:span></text:p>
            </text:list-item>
            <text:list-item>
              <text:p text:style-name="P25"><text:span text:style-name="T1">is absent without the permission of the trustees from all their</text:span> <text:span text:style-name="T1">meetings held within a period of six consecutive months and the trustees resolve that his or her office be vacated. </text:span></text:p>
            </text:list-item>
          </text:list>
        </text:list-item>
        <text:list-item>
          <text:p text:style-name="P51">Proceedings of trustees</text:p>
        </text:list-item>
      </text:list>
      <text:list xml:id="list3959983473653489348" text:style-name="L16">
        <text:list-item>
          <text:list>
            <text:list-item>
              <text:p text:style-name="P26"><text:span text:style-name="T1">The trustees may regulate their proceedings as they think fit,</text:span> <text:span text:style-name="T1">subject to the provisions of this constitution. use an investment manager.</text:span></text:p>
            </text:list-item>
            <text:list-item>
              <text:p text:style-name="P13">Any trustee may call a meeting of the trustees.</text:p>
            </text:list-item>
            <text:list-item>
              <text:p text:style-name="P26"><text:span text:style-name="T1">The secretary must call a meeting of the trustees if requested</text:span> <text:span text:style-name="T1">to do so by a trustee. </text:span></text:p>
            </text:list-item>
            <text:list-item>
              <text:p text:style-name="P26"><text:span text:style-name="T1">Questions arising at a meeting must be decided by a majority</text:span> <text:span text:style-name="T1">of votes.</text:span></text:p>
            </text:list-item>
            <text:list-item>
              <text:p text:style-name="P26"><text:span text:style-name="T1">In the case of an equality of votes, the person who chairs the</text:span> <text:span text:style-name="T1">meeting shall have a second or casting vote. </text:span></text:p>
            </text:list-item>
            <text:list-item>
              <text:p text:style-name="P26"><text:span text:style-name="T1">No decision may be made by a meeting of the trustees unless</text:span> <text:span text:style-name="T1">a quorum is present at the time the decision is purported to be made. </text:span></text:p>
            </text:list-item>
            <text:list-item>
              <text:p text:style-name="P26"><text:span text:style-name="T1">The quorum shall be two or the number nearest to one-third</text:span> <text:span text:style-name="T1">of the total number of trustees, whichever is the greater or such larger number as may be decided from time to time by the trustees.</text:span></text:p>
            </text:list-item>
            <text:list-item>
              <text:p text:style-name="P26"><text:span text:style-name="T1">A trustee shall not be counted in the quorum present when any</text:span> <text:span text:style-name="T1">decision is made about a matter upon which that trustee is not entitled to vote.</text:span></text:p>
            </text:list-item>
            <text:list-item>
              <text:p text:style-name="P27"><text:span text:style-name="T1">If the number of trustees is less than the number fixed as the</text:span> </text:p>
              <text:p text:style-name="P27"><text:span text:style-name="T1">quorum, the continuing trustees or trustee may act only for the purpose of filling vacancies or of calling a general meeting.</text:span></text:p>
            </text:list-item>
            <text:list-item>
              <text:p text:style-name="P26"><text:span text:style-name="T1">The person elected as the Chair shall chair meetings of</text:span> <text:span text:style-name="T1">the trustees.</text:span></text:p>
            </text:list-item>
            <text:list-item>
              <text:p text:style-name="P26"><text:span text:style-name="T1">If the Chair is unwilling to preside or is not present within ten</text:span> <text:span text:style-name="T1">minutes after the time appointed for the meeting, the trustees present may appoint one of their number to chair that meeting.</text:span></text:p>
            </text:list-item>
            <text:list-item>
              <text:p text:style-name="P26"><text:span text:style-name="T1">The person appointed to chair meetings of the trustees shall</text:span> <text:span text:style-name="T1">have no functions or powers except those conferred by this constitution or delegated to him or her in writing by the trustees.</text:span></text:p>
            </text:list-item>
            <text:list-item>
              <text:p text:style-name="P26"><text:soft-page-break/><text:span text:style-name="T1">A resolution in writing signed by all the trustees entitled to</text:span> <text:span text:style-name="T1">receive notice of a meeting of trustees or of a committee of trustees and to vote upon the resolution shall be as valid and effectual as if it had been passed at a meeting of the trustees or (as the case may be) a committee of trustees duly convened and held.</text:span></text:p>
            </text:list-item>
            <text:list-item>
              <text:p text:style-name="P26"><text:span text:style-name="T1">The resolution in writing may comprise several documents</text:span> <text:span text:style-name="T1">containing the text of the resolution in like form each signed by one or more trustees.</text:span></text:p>
            </text:list-item>
          </text:list>
        </text:list-item>
        <text:list-item>
          <text:p text:style-name="P52">Conflicts of interests and conflicts of loyalties</text:p>
        </text:list-item>
      </text:list>
      <text:p text:style-name="P34"><text:span text:style-name="T1">A charity trustee must:</text:span></text:p>
      <text:list xml:id="list1031759113378275723" text:style-name="L19">
        <text:list-item>
          <text:p text:style-name="P28"><text:span text:style-name="T1">declare the nature and extent of any interest, direct or indirect,</text:span> <text:span text:style-name="T1">which he or she has in a proposed transaction or arrangement with the charity or in any transaction or arrangement entered into by the charity which has not been previously declared; and</text:span></text:p>
        </text:list-item>
        <text:list-item>
          <text:p text:style-name="P28"><text:span text:style-name="T1">absent himself or herself from any discussions of the charity</text:span> <text:span text:style-name="T1">trustees in which it is possible that a conflict will arise between his or her duty to act solely in the interests of the charity and any personal interest (including but not limited to any personal financial interest).</text:span></text:p>
        </text:list-item>
      </text:list>
      <text:p text:style-name="P33">Any charity trustee absenting himself or herself from any discussions in accordance with this clause must not vote or be counted as part of the quorum in any decision of the charity trustees on the matter.</text:p>
      <text:list xml:id="list4487214387229726205" text:style-name="L20">
        <text:list-item>
          <text:p text:style-name="P53">Saving provisions</text:p>
          <text:list>
            <text:list-item>
              <text:p text:style-name="P29"><text:span text:style-name="T1">Subject to sub-clause (2) of this clause, all decisions of the charity</text:span> <text:span text:style-name="T1">trustees, or of a committee of the charity trustees, shall be valid notwithstanding the participation in any vote of a charity trustee:</text:span></text:p>
              <text:list>
                <text:list-item>
                  <text:p text:style-name="P14">who is disqualified from holding office;</text:p>
                </text:list-item>
                <text:list-item>
                  <text:p text:style-name="P29"><text:span text:style-name="T1">who had previously retired or who had been obliged by this</text:span> <text:span text:style-name="T1">constitution to vacate office;</text:span></text:p>
                </text:list-item>
                <text:list-item>
                  <text:p text:style-name="P29"><text:span text:style-name="T1"><text:s/>who was not entitled to vote on the matter, whether by reason</text:span> <text:span text:style-name="T1">of a conflict of interests or otherwise;</text:span></text:p>
                </text:list-item>
              </text:list>
            </text:list-item>
          </text:list>
        </text:list-item>
      </text:list>
      <text:p text:style-name="P33">if, without the vote of that charity trustee and that charity trustee being counted in the quorum, the decision has been made by a majority of the charity trustees at a quorate meeting.</text:p>
      <text:list xml:id="list181445856809677" text:continue-numbering="true" text:style-name="L20">
        <text:list-item>
          <text:list>
            <text:list-item>
              <text:p text:style-name="P29"><text:span text:style-name="T1">Sub-clause (1) of this clause does not permit a charity trustee</text:span> <text:span text:style-name="T1">to keep any benefit that may be conferred upon him or her by a resolution of the charity trustees or of a committee of charity trustees if, but for sub-clause (1), the resolution would have been void, or if the charity trustee has not complied with clause 22 (Conflicts of interests and conflicts of loyalties).</text:span></text:p>
            </text:list-item>
          </text:list>
        </text:list-item>
        <text:list-item>
          <text:p text:style-name="P53">Delegation</text:p>
          <text:list>
            <text:list-item>
              <text:p text:style-name="P29"><text:span text:style-name="T1">The trustees may delegate any of their powers or functions to</text:span> <text:span text:style-name="T1">a committee of two or more trustees but the terms of any such delegation must be recorded in the minute book.</text:span></text:p>
            </text:list-item>
            <text:list-item>
              <text:p text:style-name="P29"><text:soft-page-break/><text:span text:style-name="T1">The trustees may impose conditions when delegating, including</text:span> <text:span text:style-name="T1">the conditions that:</text:span></text:p>
              <text:list>
                <text:list-item>
                  <text:p text:style-name="P29"><text:span text:style-name="T1">the relevant powers are to be exercised exclusively by the</text:span> <text:span text:style-name="T1">committee to whom they delegate;</text:span></text:p>
                </text:list-item>
                <text:list-item>
                  <text:p text:style-name="P29"><text:span text:style-name="T1">no expenditure may be incurred on behalf of the charity</text:span> <text:span text:style-name="T1">except in accordance with a budget previously agreed with the trustees.</text:span></text:p>
                </text:list-item>
              </text:list>
            </text:list-item>
            <text:list-item>
              <text:p text:style-name="P14">The trustees may revoke or alter a delegation.</text:p>
            </text:list-item>
            <text:list-item>
              <text:p text:style-name="P29"><text:span text:style-name="T1">All acts and proceedings of any committees must be fully and</text:span> <text:span text:style-name="T1">promptly reported to the trustees.</text:span></text:p>
            </text:list-item>
          </text:list>
        </text:list-item>
        <text:list-item>
          <text:p text:style-name="P53">Irregularities in proceedings</text:p>
          <text:list>
            <text:list-item>
              <text:p text:style-name="P29"><text:span text:style-name="T1">Subject to sub-clause (2) of this clause, all acts done by a</text:span> <text:span text:style-name="T1">meeting of Trustees, or of a committee of trustees, shall be valid notwithstanding the participation in any vote of a trustee:</text:span></text:p>
              <text:list>
                <text:list-item>
                  <text:p text:style-name="P14">who was disqualified from holding office;</text:p>
                </text:list-item>
                <text:list-item>
                  <text:p text:style-name="P29"><text:span text:style-name="T1">who had previously retired or who had been obliged by</text:span> <text:span text:style-name="T1">the constitution to vacate office;</text:span></text:p>
                </text:list-item>
                <text:list-item>
                  <text:p text:style-name="P29"><text:span text:style-name="T1">who was not entitled to vote on the matter, whether by</text:span> <text:span text:style-name="T1">reason of a conflict of interests or otherwise;</text:span></text:p>
                </text:list-item>
              </text:list>
            </text:list-item>
          </text:list>
        </text:list-item>
      </text:list>
      <text:p text:style-name="P33">if, without:</text:p>
      <text:list xml:id="list181447447085190" text:continue-numbering="true" text:style-name="L20">
        <text:list-item>
          <text:list>
            <text:list-item>
              <text:list>
                <text:list-item>
                  <text:p text:style-name="P14"><text:s/>the vote of that trustee; and</text:p>
                </text:list-item>
                <text:list-item>
                  <text:p text:style-name="P14">that trustee being counted in the quorum,</text:p>
                </text:list-item>
              </text:list>
            </text:list-item>
          </text:list>
        </text:list-item>
      </text:list>
      <text:p text:style-name="P33">the decision has been made by a majority of the trustees at a quorate meeting.</text:p>
      <text:list xml:id="list181446390094903" text:continue-numbering="true" text:style-name="L20">
        <text:list-item>
          <text:list>
            <text:list-item>
              <text:p text:style-name="P29"><text:span text:style-name="T1">Sub-clause (1) of this clause does not permit a trustee to</text:span> <text:span text:style-name="T1">keep any benefit that may be conferred upon him or her by a resolution of the trustees or of a committee of trustees if the resolution would otherwise have been void.</text:span></text:p>
            </text:list-item>
            <text:list-item>
              <text:p text:style-name="P14">No resolution or act of</text:p>
              <text:list>
                <text:list-item>
                  <text:p text:style-name="P14">the trustees</text:p>
                </text:list-item>
                <text:list-item>
                  <text:p text:style-name="P14">any committee of the trustees</text:p>
                </text:list-item>
                <text:list-item>
                  <text:p text:style-name="P14">the charity in general meeting</text:p>
                </text:list-item>
              </text:list>
            </text:list-item>
          </text:list>
        </text:list-item>
      </text:list>
      <text:p text:style-name="P33">shall be invalidated by reason of the failure to give notice to any trustee or member or by reason of any procedural defect in the meeting unless it is shown that the failure or defect has materially prejudiced a member or the beneficiaries of the charity.</text:p>
      <text:list xml:id="list5098538344830905847" text:style-name="L21">
        <text:list-item>
          <text:p text:style-name="P54">Minutes</text:p>
        </text:list-item>
      </text:list>
      <text:p text:style-name="P33">The trustees must keep minutes of all:</text:p>
      <text:list xml:id="list181446782962183" text:continue-numbering="true" text:style-name="L21">
        <text:list-item>
          <text:list>
            <text:list-item>
              <text:p text:style-name="P15">appointments of officers and trustees made by the trustees;</text:p>
            </text:list-item>
            <text:list-item>
              <text:p text:style-name="P15">proceedings at meetings of the charity;</text:p>
            </text:list-item>
            <text:list-item>
              <text:p text:style-name="P15">meetings of the trustees and committees of trustees including:</text:p>
              <text:list>
                <text:list-item>
                  <text:p text:style-name="P15">the names of the trustees present at the meeting;</text:p>
                </text:list-item>
                <text:list-item>
                  <text:p text:style-name="P15"><text:span text:style-name="T11">t</text:span>he decisions made at the meetings; and</text:p>
                </text:list-item>
                <text:list-item>
                  <text:p text:style-name="P15">where appropriate the reasons for the decisions.</text:p>
                </text:list-item>
              </text:list>
            </text:list-item>
          </text:list>
        </text:list-item>
      </text:list>
      <text:list xml:id="list3722488704667125802" text:style-name="L22">
        <text:list-item>
          <text:p text:style-name="P55"><text:soft-page-break/>Accounts, Annual Report, Annual Return</text:p>
          <text:list>
            <text:list-item>
              <text:p text:style-name="P16">The trustees must comply with their obligations under the Charities Act 2011 with regard to:</text:p>
              <text:list>
                <text:list-item>
                  <text:p text:style-name="P16">the keeping of accounting records for the charity;</text:p>
                </text:list-item>
                <text:list-item>
                  <text:p text:style-name="P16">the preparation of annual statements of account for the charity;</text:p>
                </text:list-item>
                <text:list-item>
                  <text:p text:style-name="P16">the transmission of the statements of account to the Commission;</text:p>
                </text:list-item>
                <text:list-item>
                  <text:p text:style-name="P16">the preparation of an Annual Report and its transmission to the Commission;</text:p>
                </text:list-item>
                <text:list-item>
                  <text:p text:style-name="P16">the preparation of an Annual Return and its transmission to the Commission.</text:p>
                </text:list-item>
              </text:list>
            </text:list-item>
            <text:list-item>
              <text:p text:style-name="P30"><text:span text:style-name="T1">Accounts must be prepared in accordance with the provisions</text:span> <text:span text:style-name="T1">of any Statement of Recommended Practice issued by the Commission, unless the trustees are required to prepare accounts in accordance with the provisions of such a Statement prepared by another body.</text:span></text:p>
            </text:list-item>
          </text:list>
        </text:list-item>
        <text:list-item>
          <text:p text:style-name="P55">Registered particulars </text:p>
        </text:list-item>
      </text:list>
      <text:p text:style-name="P33">The trustees must notify the Commission promptly of any changes to the charity’s entry on the Central Register of Charities. </text:p>
      <text:list xml:id="list181446989346457" text:continue-numbering="true" text:style-name="L22">
        <text:list-item>
          <text:p text:style-name="P56">Property</text:p>
          <text:list>
            <text:list-item>
              <text:p text:style-name="P4"><text:s/>The trustees must ensure the title to:</text:p>
              <text:list>
                <text:list-item>
                  <text:p text:style-name="P16"><text:span text:style-name="T12">a</text:span>ll land held by or in trust for the charity that is not vested in the Official Custodian of Charities; </text:p>
                </text:list-item>
                <text:list-item>
                  <text:p text:style-name="P30"><text:span text:style-name="T1">all investments held by or on behalf of the charity, is</text:span> <text:span text:style-name="T1">vested either in a corporation entitled to act as custodian trustee or in not less than three individuals appointed by them as holding trustees.</text:span></text:p>
                </text:list-item>
              </text:list>
            </text:list-item>
            <text:list-item>
              <text:p text:style-name="P30"><text:span text:style-name="T1">The terms of the appointment of any holding trustees must</text:span> <text:span text:style-name="T1">provide that they may act only in accordance with lawful directions of the trustees and that if they do so they will not be liable for the acts and defaults of the trustees or of the members of the charity.</text:span></text:p>
            </text:list-item>
            <text:list-item>
              <text:p text:style-name="P16">The trustees may remove the holding trustees at any time.</text:p>
            </text:list-item>
          </text:list>
        </text:list-item>
        <text:list-item>
          <text:p text:style-name="P55">Repair and insurance</text:p>
        </text:list-item>
      </text:list>
      <text:p text:style-name="P33">The trustees must keep in repair and insure to their full value against fire and other usual risks all the buildings of the charity (except those buildings that are required to be kept in repair and insured by a tenant). They must also insure suitably in respect of public liability and employer’s liability.</text:p>
      <text:list xml:id="list181445858217713" text:continue-numbering="true" text:style-name="L22">
        <text:list-item>
          <text:p text:style-name="P55">Notices</text:p>
          <text:list>
            <text:list-item>
              <text:p text:style-name="P30"><text:span text:style-name="T1">Any notice required by this constitution to be given to or by any</text:span> <text:span text:style-name="T1">person must be:</text:span></text:p>
              <text:list>
                <text:list-item>
                  <text:p text:style-name="P16">in writing; or</text:p>
                </text:list-item>
                <text:list-item>
                  <text:p text:style-name="P16">given using electronic communications.</text:p>
                </text:list-item>
              </text:list>
            </text:list-item>
            <text:list-item>
              <text:p text:style-name="P16">The charity may give any notice to a member either:</text:p>
              <text:list>
                <text:list-item>
                  <text:p text:style-name="P16">personally; or</text:p>
                </text:list-item>
                <text:list-item>
                  <text:p text:style-name="P30"><text:soft-page-break/><text:span text:style-name="T1">by sending it by post in a prepaid envelope addressed to</text:span> <text:span text:style-name="T1">the member at his or her address; or</text:span></text:p>
                </text:list-item>
                <text:list-item>
                  <text:p text:style-name="P16">by leaving it at the address of the member; or</text:p>
                </text:list-item>
                <text:list-item>
                  <text:p text:style-name="P30"><text:span text:style-name="T1">by giving it using electronic communications to the</text:span> <text:span text:style-name="T1">member’s address.</text:span></text:p>
                </text:list-item>
              </text:list>
            </text:list-item>
            <text:list-item>
              <text:p text:style-name="P30"><text:span text:style-name="T1">A member who does not register an address with the charity</text:span> <text:span text:style-name="T1">or who registers only a postal address that is not within the United Kingdom shall not be entitled to receive any notice from the charity.</text:span></text:p>
            </text:list-item>
            <text:list-item>
              <text:p text:style-name="P30"><text:span text:style-name="T1">A member present in person at any meeting of the charity shall</text:span> <text:span text:style-name="T1">be deemed to have received notice of the meeting and of the purposes for which it was called.</text:span></text:p>
            </text:list-item>
            <text:list-item>
              <text:p text:style-name="P30"><text:span text:style-name="T1"/></text:p>
              <text:list>
                <text:list-item>
                  <text:p text:style-name="P30"><text:span text:style-name="T1">Proof that an envelope containing a notice was properly</text:span> <text:span text:style-name="T1">addressed, prepaid and posted shall be conclusive evidence that the notice was given.</text:span></text:p>
                </text:list-item>
                <text:list-item>
                  <text:p text:style-name="P30"><text:span text:style-name="T1">Proof that a notice contained in an electronic</text:span> <text:span text:style-name="T1">communication was sent in accordance with guidance issued by the Institute of Chartered Secretaries and Administrators shall be conclusive evidence that the notice was given.</text:span></text:p>
                </text:list-item>
                <text:list-item>
                  <text:p text:style-name="P30"><text:span text:style-name="T1">A notice shall be deemed to be given 48 hours after the</text:span> <text:span text:style-name="T1">envelope containing it was posted or, in the case of an electronic communication, 48 hours after it was sent.</text:span></text:p>
                </text:list-item>
              </text:list>
            </text:list-item>
          </text:list>
        </text:list-item>
        <text:list-item>
          <text:p text:style-name="P55">Rules</text:p>
          <text:list>
            <text:list-item>
              <text:p text:style-name="P30"><text:span text:style-name="T1">The trustees may from time to time make rules or bye-laws for</text:span> <text:span text:style-name="T1">the conduct of their business.</text:span></text:p>
            </text:list-item>
            <text:list-item>
              <text:p text:style-name="P30"><text:span text:style-name="T1">The bye-laws may regulate the following matters but are not</text:span> <text:span text:style-name="T1">restricted to them:</text:span></text:p>
              <text:list>
                <text:list-item>
                  <text:p text:style-name="P30"><text:span text:style-name="T1">the admission of members of the charity (including the</text:span> <text:span text:style-name="T1">admission of organisations to membership) and the rights and privileges of such members, and the entrance fees, subscriptions and other fees or payments to be made by members;</text:span></text:p>
                </text:list-item>
                <text:list-item>
                  <text:p text:style-name="P16">the conduct of members of the charity in relation to one another, and to the charity’s employees and volunteers;</text:p>
                </text:list-item>
                <text:list-item>
                  <text:p text:style-name="P30"><text:span text:style-name="T1">the setting aside of the whole or any part or parts of the</text:span> <text:span text:style-name="T1">charity’s premises at any particular time or times or for any particular purpose or purposes;</text:span></text:p>
                </text:list-item>
                <text:list-item>
                  <text:p text:style-name="P16">the procedure at general meeting and meetings of the trustees in so far as such procedure is not regulated by this constitution;</text:p>
                </text:list-item>
                <text:list-item>
                  <text:p text:style-name="P30"><text:span text:style-name="T1">the keeping and authenticating of records. (If regulations made under this clause permit records of the charity to be kept in electronic form and requires a trustee to sign the record, the regulations must specify </text:span>a <text:span text:style-name="T1">method of recording the signature that enables it to be properly authenticated.)</text:span></text:p>
                </text:list-item>
                <text:list-item>
                  <text:p text:style-name="P30"><text:span text:style-name="T1">generally, all such matters as are commonly the subject</text:span> <text:span text:style-name="T1">matter of the rules of an unincorporated association.</text:span></text:p>
                </text:list-item>
              </text:list>
            </text:list-item>
            <text:list-item>
              <text:p text:style-name="P30"><text:span text:style-name="T1">The charity in general meeting has the power to alter, add to or</text:span> <text:span text:style-name="T1">repeal the rules or bye-laws.</text:span></text:p>
            </text:list-item>
            <text:list-item>
              <text:p text:style-name="P16">The trustees must adopt such means as they think sufficient to bring the rules and bye-laws to the notice of members of the charity.</text:p>
            </text:list-item>
            <text:list-item>
              <text:p text:style-name="P16"><text:soft-page-break/>The rules or bye-laws shall be binding on all members of the charity. No rule or bye-law shall be inconsistent with, or shall affect or repeal anything contained in, this constitution.</text:p>
            </text:list-item>
          </text:list>
        </text:list-item>
        <text:list-item>
          <text:p text:style-name="P55">Disputes</text:p>
        </text:list-item>
      </text:list>
      <text:p text:style-name="P3"><text:span text:style-name="T1">If a dispute arises between members of the charity about the validity or propriety of anything done by the members under this constitution, a</text:span>nd <text:span text:style-name="T1">the dispute cannot be resolved by agreement, the parties to the dispute must first try in good faith to settle the dispute by mediation before resorting to litigation. dispute to have tried mediation first.</text:span></text:p>
      <text:list xml:id="list181447265613862" text:continue-numbering="true" text:style-name="L22">
        <text:list-item>
          <text:p text:style-name="P55">Interpretation</text:p>
        </text:list-item>
      </text:list>
      <text:p text:style-name="P33">In this constitution ‘connected person’ means:</text:p>
      <text:list xml:id="list181447168038250" text:continue-numbering="true" text:style-name="L22">
        <text:list-item>
          <text:list>
            <text:list-item>
              <text:p text:style-name="P30"><text:span text:style-name="T1">a child, parent, grandchild, grandparent, brother or sister of</text:span> <text:span text:style-name="T1">the trustee;</text:span></text:p>
            </text:list-item>
            <text:list-item>
              <text:p text:style-name="P30"><text:span text:style-name="T1">the spouse or civil partner of the trustee or of any person falling</text:span> <text:span text:style-name="T1">within sub-clause (1) above;</text:span></text:p>
            </text:list-item>
            <text:list-item>
              <text:p text:style-name="P30"><text:span text:style-name="T1">a person carrying on business in partnership with the trustee or</text:span> <text:span text:style-name="T1">with any person falling within sub-clause (1) or (2) above;</text:span></text:p>
            </text:list-item>
            <text:list-item>
              <text:p text:style-name="P16">an institution which is controlled -</text:p>
              <text:list>
                <text:list-item>
                  <text:p text:style-name="P30"><text:span text:style-name="T1">by the trustee or any connected person falling within</text:span> <text:span text:style-name="T1">sub-clause (1), (2), or (3) above; or</text:span></text:p>
                </text:list-item>
                <text:list-item>
                  <text:p text:style-name="P30"><text:span text:style-name="T1">by two or more persons falling within sub-clause (4)(a),</text:span> <text:span text:style-name="T1">when taken together</text:span></text:p>
                </text:list-item>
              </text:list>
            </text:list-item>
            <text:list-item>
              <text:p text:style-name="P16">a body corporate in which -</text:p>
              <text:list>
                <text:list-item>
                  <text:p text:style-name="P30"><text:span text:style-name="T7">t</text:span><text:span text:style-name="T1">he charity trustee or any connected person falling within</text:span> <text:span text:style-name="T1">sub-clauses (1) to (3) has a substantial interest; or</text:span></text:p>
                </text:list-item>
                <text:list-item>
                  <text:p text:style-name="P30"><text:span text:style-name="T1">wo or more persons falling within sub-clause (5)(a) who,</text:span> <text:span text:style-name="T1">when taken together, have a substantial interest.</text:span></text:p>
                </text:list-item>
              </text:list>
            </text:list-item>
            <text:list-item>
              <text:p text:style-name="P30"><text:span text:style-name="T1">Sections 350 - 352 of the Charities Act 2011 apply for the</text:span> <text:span text:style-name="T1">purposes of interpreting the terms used in this clause.</text:span></text:p>
            </text:list-item>
          </text:list>
        </text:list-item>
      </text:list>
      <text:p text:style-name="P33">Signatures</text:p>
      <text:p text:style-name="P33">........................................................................................................................</text:p>
      <text:p text:style-name="P33">........................................................................................................................</text:p>
      <text:p text:style-name="P33">........................................................................................................................</text:p>
      <text:p text:style-name="P33">........................................................................................................................</text:p>
      <text:p text:style-name="P33">........................................................................................................................</text:p>
      <text:p text:style-name="P33">........................................................................................................................</text:p>
      <text:p text:style-name="P33">........................................................................................................................</text:p>
      <text:p text:style-name="P33">........................................................................................................................</text:p>
      <text:p text:style-name="P33">........................................................................................................................</text:p>
      <text:p text:style-name="P33">........................................................................................................................</text:p>
      <text:p text:style-name="P33">........................................................................................................................</text:p>
      <text:p text:style-name="P33">........................................................................................................................</text:p>
      <text:p text:style-name="P33">........................................................................................................................</text:p>
      <text:p text:style-name="P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3.175cm" fo:margin-left="3.81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4.445cm" fo:margin-left="5.08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6.985cm" fo:margin-left="7.62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9.525cm" fo:margin-left="10.16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10.795cm" fo:margin-left="11.43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12.06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top="0cm" fo:margin-bottom="0cm" loext:contextual-spacing="false"/>
    </style:style>
    <style:page-layout style:name="Mpm1">
      <style:page-layout-properties fo:page-width="21.59cm" fo:page-height="27.94cm" style:num-format="1" style:print-orientation="portrait" fo:margin-top="0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7-23T18:14:45.264164989</dc:date>
    <meta:editing-duration>PT56M7S</meta:editing-duration>
    <meta:editing-cycles>30</meta:editing-cycles>
    <meta:document-statistic meta:table-count="0" meta:image-count="0" meta:object-count="0" meta:page-count="15" meta:paragraph-count="321" meta:word-count="6129" meta:character-count="36520" meta:non-whitespace-character-count="30932"/>
  </office:meta>
</office:document-meta>
</file>